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10" calcext:value-type="float">
            <text:p>1010</text:p>
          </table:table-cell>
          <table:table-cell table:style-name="ce7" table:formula="of:=COUNTIF([.B7:.B1095];&quot;X&quot;)" office:value-type="float" office:value="862" calcext:value-type="float">
            <text:p>862</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8" calcext:value-type="float">
            <text:p>118</text:p>
          </table:table-cell>
          <table:table-cell table:style-name="ce25" table:formula="of:=SUM([.B2:.F2])" office:value-type="float" office:value="1074" calcext:value-type="float">
            <text:p>107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3" table:number-rows-repeated="4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7">00/00/0000</text:date>, <text:time style:data-style-name="N2" text:time-value="20:03:51.03298125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17T20:04:14.933081189</dc:date>
    <meta:editing-duration>P1DT3H38M39S</meta:editing-duration>
    <meta:editing-cycles>1012</meta:editing-cycles>
    <meta:document-statistic meta:table-count="1" meta:cell-count="6087" meta:object-count="0"/>
  </office:meta>
</office:document-meta>
</file>